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trello.com/b/UBz3cGh8/master-fullstac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30T17:12:17.2760000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46" meta:non-whitespace-character-count="46"/>
    <meta:generator>LibreOffice/7.4.3.2$Windows_X86_64 LibreOffice_project/1048a8393ae2eeec98dff31b5c133c5f1d08b890</meta:generator>
  </office:meta>
</office:document-meta>
</file>